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default-cell-style-name="ce1"/>
        <table:table-column table:style-name="co5" table:default-cell-style-name="ce11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office:value-type="string">
            <text:p>Person</text:p>
          </table:table-cell>
          <table:table-cell table:style-name="ce1" office:value-type="string">
            <text:p>Beginndatum</text:p>
          </table:table-cell>
          <table:table-cell office:value-type="string">
            <text:p>Fertigstellungsdatum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table:style-name="ce4" office:value-type="string">
            <text:p>Subjec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2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1">
          <table:table-cell/>
          <table:table-cell table:style-name="ce4" office:value-type="string">
            <text:p>DebugLogicFacade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9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1">
          <table:table-cell/>
          <table:table-cell table:style-name="ce4" office:value-type="string">
            <text:p>ProgramInpu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0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1">
          <table:table-cell/>
          <table:table-cell table:style-name="ce4" office:value-type="string">
            <text:p>Breakpoin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3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1">
          <table:table-cell/>
          <table:table-cell table:style-name="ce4" office:value-type="string">
            <text:p>StepSize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nputValue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elational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impleInput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impleRelational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impleInput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3. Ok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DebugControl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Interpreter</text:p>
          </table:table-cell>
          <table:table-cell table:style-name="ce4" office:value-type="string">
            <text:p>GenerationController</text:p>
          </table:table-cell>
          <table:table-cell office:value-type="string">
            <text:p>Benedikt</text:p>
          </table:table-cell>
          <table:table-cell office:value-type="date" office:date-value="2018-10-12">
            <text:p>12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CommandGenerationVisitor</text:p>
          </table:table-cell>
          <table:table-cell office:value-type="string">
            <text:p>Benedikt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Scop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4" office:value-type="string">
            <text:p>Command</text:p>
          </table:table-cell>
          <table:table-cell office:value-type="string">
            <text:p>Benedikt</text:p>
          </table:table-cell>
          <table:table-cell office:value-type="date" office:date-value="2018-10-10">
            <text:p>10.10.18</text:p>
          </table:table-cell>
          <table:table-cell table:style-name="ce11" office:value-type="date" office:date-value="2018-10-10">
            <text:p>10.10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rrayDeclaration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rrayDecleration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rrayElement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outineCall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eturn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Declaration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Declaration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Whil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f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fEls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outin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08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rac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Iterato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Stat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StatePosi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4" office:value-type="string">
            <text:p>ConditionalBreakpoint</text:p>
          </table:table-cell>
          <table:table-cell office:value-type="string">
            <text:p>Benedikt</text:p>
          </table:table-cell>
          <table:table-cell office:value-type="date" office:date-value="2018-01-10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WatchExpression</text:p>
          </table:table-cell>
          <table:table-cell office:value-type="string">
            <text:p>Benedikt</text:p>
          </table:table-cell>
          <table:table-cell office:value-type="date" office:date-value="2018-01-10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ScopeTuple</text:p>
          </table:table-cell>
          <table:table-cell office:value-type="string">
            <text:p>Benedikt</text:p>
          </table:table-cell>
          <table:table-cell office:value-type="date" office:date-value="2018-01-09">
            <text:p>09.01.18</text:p>
          </table:table-cell>
          <table:table-cell table:style-name="ce11" office:value-type="date" office:date-value="2018-01-09">
            <text:p>09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TermGenerationVisitor</text:p>
          </table:table-cell>
          <table:table-cell office:value-type="string">
            <text:p>Benedikt</text:p>
          </table:table-cell>
          <table:table-cell office:value-type="date" office:date-value="2018-01-09">
            <text:p>09.01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ArrayAccessRelational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rayAccess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riableRelational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riable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tant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gative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naryArithmetic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Term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Float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nt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Long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Double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Char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Boolean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rray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strac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ca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vis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dulo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nary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EqualComparis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ss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ss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DL.Exceptions</text:p>
          </table:table-cell>
          <table:table-cell table:style-name="ce6" office:value-type="string">
            <text:p>DibuggerLogicException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VariableNotFound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RoutineNotFoundExcept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MissingReturnCall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InvalidProgram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Type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Number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ReturnType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TypeAssign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AlreadyDeclared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Control</text:p>
          </table:table-cell>
          <table:table-cell table:style-name="ce6" office:value-type="string">
            <text:p>ControlFacad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ExceptionHandle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FileHandlerInteracto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DebugLogicControlle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UI</text:p>
          </table:table-cell>
          <table:table-cell table:style-name="ce9" office:value-type="string">
            <text:p>GUIFacade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MainInterface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Debugger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Error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Decision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ArrayValue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VariableSuggestion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>
            <text:p>Expression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style-name="ce11" office:value-type="date" office:date-value="2018-01-08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Command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Program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WatchExpression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CondBreakpoint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Facade</text:p>
          </table:table-cell>
          <table:table-cell office:value-type="string">
            <text:p>FileHandlerFacad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Configuration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Language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DBFile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DBFile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RDBF</text:p>
          </table:table-cell>
          <table:table-cell office:value-type="string">
            <text:p>RDBFProp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B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B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Prop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Pars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Additions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Block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ata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Excpetions</text:p>
          </table:table-cell>
          <table:table-cell office:value-type="string">
            <text:p>FileHandler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LanguageNotFound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arseBlock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arseAssignment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InvalidLineType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13.01.2018</text:date>, <text:time>18:1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3T18:11:38.94</dc:date>
    <meta:editing-duration>PT54M48S</meta:editing-duration>
    <meta:editing-cycles>27</meta:editing-cycles>
    <meta:generator>OpenOffice/4.0.1$Win32 OpenOffice.org_project/401m5$Build-9714</meta:generator>
    <meta:document-statistic meta:table-count="3" meta:cell-count="340" meta:object-count="0"/>
  </office:meta>
</office:document-meta>
</file>